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69.99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b8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69.99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mdImport" form:control-implementation="ooo:com.sun.star.form.component.CommandButton" xml:id="control1" form:id="control1" form:label="Import from A,B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_import_from_A_B?language=Basic&amp;location=document" xlink:type="simple"/>
              </office:event-listeners>
            </form:button>
          </form:form>
        </office:forms>
        <table:table-column table:style-name="co1" table:default-cell-style-name="ce3"/>
        <table:table-column table:style-name="co1" table:number-columns-repeated="7" table:default-cell-style-name="ce1"/>
        <table:table-column table:style-name="co1" table:default-cell-style-name="Default"/>
        <table:table-row table:style-name="ro2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7"/>
          <table:table-cell table:style-name="ce8" table:number-columns-repeated="2"/>
          <table:table-cell>
            <draw:control table:end-cell-address="Sheet1.J2" table:end-x="50.57pt" table:end-y="9.04pt" draw:z-index="0" draw:text-style-name="P1" svg:width="109.25pt" svg:height="20.38pt" svg:x="5.58pt" svg:y="1.5pt" draw:control="control1"/>
          </table:table-cell>
        </table:table-row>
        <table:table-row table:style-name="ro2">
          <table:table-cell table:style-name="ce2" office:value-type="string" calcext:value-type="string">
            <text:p>tes</text:p>
          </table:table-cell>
          <table:table-cell table:style-name="ce2" table:number-columns-repeated="7"/>
          <table:table-cell/>
        </table:table-row>
        <table:table-row table:style-name="ro2">
          <table:table-cell table:style-name="Default" office:value-type="string" calcext:value-type="string">
            <text:p>sadlfkjsad</text:p>
          </table:table-cell>
          <table:table-cell office:value-type="string" calcext:value-type="string">
            <text:p>sadflkjs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dalkfjsad;lfj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dfjklsda;fjsad;fjksad'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dafsdaklfjsadj</text:p>
          </table:table-cell>
          <table:table-cell table:number-columns-repeated="8"/>
        </table:table-row>
        <table:table-row table:style-name="ro2" table:number-rows-repeated="28">
          <table:table-cell table:number-columns-repeated="9"/>
        </table:table-row>
        <table:table-row table:style-name="ro2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7"/>
          <table:table-cell table:style-name="ce8" table:number-columns-repeated="2"/>
          <table:table-cell/>
        </table:table-row>
        <table:table-row table:style-name="ro2">
          <table:table-cell table:style-name="ce2" table:number-columns-repeated="8"/>
          <table:table-cell/>
        </table:table-row>
        <table:table-row table:style-name="ro2">
          <table:table-cell table:number-columns-repeated="2"/>
          <table:table-cell office:value-type="string" calcext:value-type="string">
            <text:p>sdafsdaf.kj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df;lksjdaf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dafsdaf;lj;lsadfj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dafpojksdfpj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adfl;jsdakf[sdaf</text:p>
          </table:table-cell>
          <table:table-cell table:number-columns-repeated="6"/>
        </table:table-row>
        <table:table-row table:style-name="ro2" table:number-rows-repeated="2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8:03:06.583178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22:45:20.95</meta:creation-date>
    <meta:generator>LibreOffice/4.4.3.2$Linux_x86 LibreOffice_project/40m0$Build-2</meta:generator>
    <dc:date>2015-10-23T18:04:22.021958898</dc:date>
    <meta:editing-duration>PT41M52S</meta:editing-duration>
    <meta:editing-cycles>10</meta:editing-cycles>
    <meta:document-statistic meta:table-count="3" meta:cell-count="1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S_import_from_A_B

oCdoc=thiscomponent
sURLFolder=replace(oCdoc.url,oCdoc.title,"")
oCSheet=oCdoc.sheets(0)


Dim FileProperties(2) As New com.sun.star.beans.PropertyValue
FileProperties(0).Name = "FilterName"
FileProperties(0).Value ="scalc: Text - txt - csv (StarOffice Calc)"
FileProperties(1).Name = "USE_CONFIG"
FileProperties(1).Value ="3"
FileProperties(2).Name = "Hidden"
FileProperties(2).Value = True

sURLFolderA=sURLFolder+"A.ods"
oAdoc = StarDesktop.loadComponentFromURL(sURLFolderA, "_blank", 0, FileProperties())
sURLFolderB=sURLFolder+"B.ods"
oBdoc = StarDesktop.loadComponentFromURL(sURLFolderB, "_blank", 0, FileProperties())

oASheet=oAdoc.sheets(0)'Tabelle 3
oArange=oASheet.getCellRangeByName("A1:H34")'source
oAarray=oArange.getDataArray()
oCrange=oCSheet.getCellRangeByName("A1:H34")'target
oCrange.setDataArray(oAarray)
oAdoc.close (-1)
oBSheet=oBdoc.sheets(0)'Tabelle 3
oBrange=oBSheet.getCellRangeByName("A1:H34")'source
oBarray=oBrange.getDataArray()
oCrange=oCSheet.getCellRangeByName("A35:H68")'target
oCrange.setDataArray(oBarray)
oBdoc.close (-1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